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NotAllowedException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NotAllowedException.MethodNotAllowedException( String method , @ Nullable Collection &lt; HttpMethod &gt; supportedMeth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NotAllowedExcep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Exception.MethodNotAllowedException( HttpMethod method , Collection &lt; HttpMethod &gt; suppor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Exception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Exception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